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6" style:family="paragraph" style:parent-style-name="Text_20_body">
      <style:paragraph-properties fo:line-height="150%" fo:text-align="justify" style:justify-single-word="false" fo:background-color="transparent" style:shadow="none">
        <style:background-image/>
      </style:paragraph-properties>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2">
      <style:paragraph-properties fo:text-align="justify" style:justify-single-word="false"/>
    </style:style>
    <style:style style:name="P12" style:family="paragraph" style:parent-style-name="Heading_20_1" style:master-page-name="First_20_Page">
      <style:paragraph-properties style:page-number="1"/>
    </style:style>
    <style:style style:name="P13" style:family="paragraph" style:parent-style-name="Heading_20_1">
      <style:paragraph-properties fo:text-align="center" style:justify-single-word="false" fo:break-before="page"/>
    </style:style>
    <style:style style:name="P14" style:family="paragraph" style:parent-style-name="Contents_20_Heading">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paragraph-properties fo:text-align="justify" style:justify-single-word="false"/>
      <style:text-properties style:font-name="Times New Roman"/>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x="5.604cm" svg:y="0.912cm" svg:width="5.794cm" svg:height="6.085cm" draw:z-index="0"><draw:image xlink:href="Pictures/10000000000000DB000000E6902A17ED.jpg" xlink:type="simple" xlink:show="embed" xlink:actuate="onLoad"/></draw:frame></text:p>
      <text:p text:style-name="P1"/>
      <text:p text:style-name="P4">UNLaM</text:p>
      <text:p text:style-name="P2">Seguridad y Calidad en Aplicaciones Web</text:p>
      <text:p text:style-name="P3">Trabajo Práctico</text:p>
      <text:p text:style-name="P3">Segunda entrega</text:p>
      <text:p text:style-name="P3">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a de contenidos</text:p>
          </text:index-title>
          <text:p text:style-name="P8">Aplicación elegida<text:tab/>1</text:p>
          <text:p text:style-name="P8">Utilidad de la aplicación<text:tab/>1</text:p>
          <text:p text:style-name="P8">Historia<text:tab/>1</text:p>
          <text:p text:style-name="P8">Creadores y/o desarrolladores a cargo<text:tab/>1</text:p>
          <text:p text:style-name="P8">Licencia<text:tab/>1</text:p>
          <text:p text:style-name="P8">Características de la aplicación<text:tab/>2</text:p>
          <text:p text:style-name="P8">Arquitectura de la aplicación<text:tab/>2</text:p>
          <text:p text:style-name="P8">Criterio de la selección<text:tab/>2</text:p>
          <text:p text:style-name="P8">Resumen del proceso de instalación<text:tab/>2</text:p>
          <text:p text:style-name="P8">Diseño de la base de datos<text:tab/>3</text:p>
          <text:p text:style-name="P10">pma__bookmark<text:tab/>3</text:p>
          <text:p text:style-name="P10">pma__column_info<text:tab/>3</text:p>
          <text:p text:style-name="P10">pma__history<text:tab/>3</text:p>
          <text:p text:style-name="P10">pma__recent<text:tab/>3</text:p>
          <text:p text:style-name="P10">pma__favorite<text:tab/>3</text:p>
          <text:p text:style-name="P10">pma__table_uiprefs<text:tab/>4</text:p>
          <text:p text:style-name="P10">pma__relation<text:tab/>4</text:p>
          <text:p text:style-name="P10">pma__table_info<text:tab/>4</text:p>
          <text:p text:style-name="P10">pma__tracking<text:tab/>4</text:p>
          <text:p text:style-name="P10">pma__userconfig<text:tab/>4</text:p>
          <text:p text:style-name="P10">pma__savedsearches<text:tab/>4</text:p>
          <text:p text:style-name="P10">pma__navigationhiding<text:tab/>5</text:p>
          <text:p text:style-name="P10">pma__users, pma__usergroups.<text:tab/>5</text:p>
          <text:p text:style-name="P9">No encontramos información sobre las siguientes tablas:<text:tab/>5</text:p>
          <text:p text:style-name="P8">OWASP Top – Ten<text:tab/>6</text:p>
          <text:p text:style-name="P10">A5 - Configuración de Seguridad Incorrecta <text:tab/>6</text:p>
          <text:p text:style-name="P9">$cfg['AllowThirdPartyFraming']<text:tab/>6</text:p>
          <text:p text:style-name="P9">$cfg['Servers'][$i]['AllowRoot']<text:tab/>6</text:p>
          <text:p text:style-name="P9">$cfg['Servers'][$i]['AllowNoPassword']<text:tab/>6</text:p>
          <text:p text:style-name="P9">$cfg['blowfish_secret']<text:tab/>6</text:p>
        </text:index-body>
      </text:table-of-content>
      <text:p text:style-name="P5"/>
      <text:h text:style-name="P12"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7">Tobias Ratschiller, por entonces un consultor IT y después fundador de Maguma, </text:p>
      <text:p text:style-name="P7">una compañía de software, comenzó a trabajar en la elaboración de una red administrativa basada en <text:span text:style-name="T3">PHP cliente-servidor en MySQL</text:span> en 1998 e inspirado por Peter Kuppelwieser y su <text:span text:style-name="T3">MySQL-Webadmin</text:span>. </text:p>
      <text:p text:style-name="P7">Cuando Ratschiller dejó el proyecto por falta de tiempo, así como el phpAdsNew del cual es también su inventor, el <text:span text:style-name="T3">phpMyAdmin</text:span> se había convertido en una de las aplicaciones PHP más populares, y las herramientas de administración MySQL constituían una gran comunidad de usuarios y administradores. </text:p>
      <text:p text:style-name="P7">Es de anotar que esto incluía una buena contribución por parte de distribuidores de Linux.</text:p>
      <text:p text:style-name="P7">Para coordinar el creciente número de parches, tres desarrolladores de software, </text:p>
      <text:p text:style-name="P7">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3726032730593006874" text:style-name="L1">
        <text:list-item>
          <text:p text:style-name="P15">Soporta temas para personalizar el frontend,</text:p>
        </text:list-item>
        <text:list-item>
          <text:p text:style-name="P15">Posee una interfaz intuitiva,</text:p>
        </text:list-item>
        <text:list-item>
          <text:p text:style-name="P15">Se pueden importar datos desde archivos CSV y SQL,</text:p>
        </text:list-item>
        <text:list-item>
          <text:p text:style-name="P15">Se pueden exportar datos a varios formatos de archivos: CSV, SQL, XML, PDF, ISO/IEC 26300 - OpenDocument Text and Spreadsheet, Word, LATEX, etc.,</text:p>
        </text:list-item>
        <text:list-item>
          <text:p text:style-name="P15">Permite administrar multiples servidores,</text:p>
        </text:list-item>
        <text:list-item>
          <text:p text:style-name="P15">Se pueden crear graficos del diseño de la base de datos en varios formatos,</text:p>
        </text:list-item>
        <text:list-item>
          <text:p text:style-name="P15">Se pueden crear consultas complejas mediante el uso de Query-by-example (QBE),</text:p>
        </text:list-item>
        <text:list-item>
          <text:p text:style-name="P15">Búsqueda global en la base de datos o una parte especifica de ella,</text:p>
        </text:list-item>
        <text:list-item>
          <text:p text:style-name="P15">Estas son solo algunas de las caracteristicas de phpMyAdmin, posee muchas más.</text:p>
        </text:list-item>
      </text:list>
      <text:h text:style-name="Heading_20_1" text:outline-level="1">Arquitectura de la aplicación</text:h>
      <text:list xml:id="list488440992750075986" text:style-name="L2">
        <text:list-header>
          <text:p text:style-name="P16">(completar)</text:p>
        </text:list-header>
      </text:list>
      <text:h text:style-name="Heading_20_1" text:outline-level="1">Criterio de la selección</text:h>
      <text:list xml:id="list20421463" text:continue-numbering="true" text:style-name="L2">
        <text:list-header>
          <text:p text:style-name="P16">Elegimos está aplicación porque:</text:p>
        </text:list-header>
      </text:list>
      <text:list xml:id="list3004928616301117165" text:style-name="L3">
        <text:list-item>
          <text:p text:style-name="P17">es software libre,</text:p>
        </text:list-item>
        <text:list-item>
          <text:p text:style-name="P17">está basada en PHP,</text:p>
        </text:list-item>
        <text:list-item>
          <text:p text:style-name="P17">su desarrollo y actualización sigue activo,</text:p>
        </text:list-item>
        <text:list-item>
          <text:p text:style-name="P17">su comunidad es grande,</text:p>
        </text:list-item>
        <text:list-item>
          <text:p text:style-name="P17">tiene una excelente documentación.</text:p>
        </text:list-item>
      </text:list>
      <text:h text:style-name="Heading_20_1" text:outline-level="1">Resumen del proceso de instalación</text:h>
      <text:p text:style-name="P6"><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5">https://github.com/phpmyadmin/phpmyadmin</text:span></text:a><text:span text:style-name="T1">) o desde la pagina oficial (https://www.phpmyadmin.net/).</text:span><text:span text:style-name="T5"> </text:span></text:p>
      <text:h text:style-name="Heading_20_1" text:outline-level="1"><text:soft-page-break/>Diseño de la base de datos</text:h>
      <text:p text:style-name="P7">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7">Esta tabla es utilizada por la prestación Bookmark.</text:p>
      <text:p text:style-name="P7">Cualquier consulta que haya sido ejecutada puede ser catalogada como un bookmark y asociada a la DB que corresponde para volver a ser ejecutada en otro momento.</text:p>
      <text:p text:style-name="P7">Esta tabla almacena la información sobre dichos bookmarks.</text:p>
      <text:h text:style-name="Heading_20_2" text:outline-level="2">pma__column_info</text:h>
      <text:p text:style-name="P7">Esta tabla es utilizada por la prestación Column info.</text:p>
      <text:p text:style-name="P7">En esta tabla se almacenan los comentarios que le pongamos a las columnas. También se pueden agregar transformaciones, las cuales básicamente son links.</text:p>
      <text:h text:style-name="Heading_20_2" text:outline-level="2">pma__history</text:h>
      <text:p text:style-name="P7">La prestación SQL History utiliza esta tabla.</text:p>
      <text:p text:style-name="P7">Todas las consultas introducidas manualmente en la interfaz de phpMyAdmin serán almacenadas en esta tabla para que el usuario pueda tener un historial de las mismas.</text:p>
      <text:h text:style-name="Heading_20_2" text:outline-level="2">pma__recent</text:h>
      <text:p text:style-name="P7">La prestación Recent tables utiliza esta tabla.</text:p>
      <text:p text:style-name="P7">En esta tabla se guarda la lista de tablas a las que se accedió. O sea, vendría a ser un historico de tablas visitadas.</text:p>
      <text:h text:style-name="Heading_20_2" text:outline-level="2">pma__favorite</text:h>
      <text:p text:style-name="P7">Eta tabla es utilizada por la prestación Favorite Tables.</text:p>
      <text:p text:style-name="P7">Las tablas que marquemos como favoritas (cliqueando sobre la estrella en la vista de tablas) se almacenan en esta tabla.</text:p>
      <text:h text:style-name="Heading_20_2" text:outline-level="2"><text:soft-page-break/>pma__table_uiprefs</text:h>
      <text:p text:style-name="P7">Esta tabla es utilizada por la prestación Table UI Preferences.</text:p>
      <text:p text:style-name="P7">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11" text:outline-level="2">pma__relation</text:h>
      <text:p text:style-name="P7">La prestación Relation utiliza esta tabla.</text:p>
      <text:p text:style-name="P7">En esta tabla se almacena a donde apunta una clave foranea para convertirla en un enlace, y de esta forma, al hacer clic sobre ella llevarnos al valor al que apunta.</text:p>
      <text:p text:style-name="P7">Además al añadir o editar un registro con una clave foranea nos trae una lista con las posibles opciones de valores que podría contener el campo.</text:p>
      <text:h text:style-name="Heading_20_2" text:outline-level="2">pma__table_info</text:h>
      <text:p text:style-name="P7">La prestación Table Information utiliza esta tabla.</text:p>
      <text:p text:style-name="P7">En esta tabla se almacena que columna mostrar como texto de ayuda al mover el cursor sobre la clave correspondiente. Esto permite mostrar el valor detrás de una clave foranea.</text:p>
      <text:h text:style-name="Heading_20_2" text:outline-level="2">pma__tracking</text:h>
      <text:p text:style-name="P7">La prestación Tracking utiliza esta tabla.</text:p>
      <text:p text:style-name="P7">En esta tabla se almacenan los cambios realizados en las tablas para poder consultarlos posteriormente. Esto funciona como un sistema de control de versiones.</text:p>
      <text:h text:style-name="Heading_20_2" text:outline-level="2">pma__userconfig</text:h>
      <text:p text:style-name="P7">La prestación User Config utiliza esta tabla.</text:p>
      <text:p text:style-name="P7">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7">La prestación Saved Searches utiliza esta tabla.</text:p>
      <text:p text:style-name="P7"><text:soft-page-break/>En esta tabla se pueden guardar bajo un nombre perfiles de búsquedas para tenerlos a mano y usarlos en cualquier momento.</text:p>
      <text:h text:style-name="Heading_20_2" text:outline-level="2">pma__navigationhiding</text:h>
      <text:p text:style-name="P7">Navigation Hiding es la prestación que usa estas tablas.</text:p>
      <text:p text:style-name="P7">En esta tabla se almacena que tablas podemos ver o no en el panel de navegación. Desde este mismo panel se pueden marcar/desmarcar las tablas que querramos o no ver.</text:p>
      <text:h text:style-name="Heading_20_2" text:outline-level="2">pma__users, pma__usergroups.</text:h>
      <text:p text:style-name="P7">Las prestaciones de Users &amp; User Groups son las que utilizan estas tablas.</text:p>
      <text:p text:style-name="P7">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2538303033902570072" text:style-name="L4">
        <text:list-item>
          <text:p text:style-name="P18"><text:s/>pma__central_columns: Central list of columns.</text:p>
        </text:list-item>
        <text:list-item>
          <text:p text:style-name="P18"><text:s/>pma__designer_settings: Settings related to Designer.</text:p>
        </text:list-item>
        <text:list-item>
          <text:p text:style-name="P18"><text:s/>pma__export_templates: Saved export templates.</text:p>
        </text:list-item>
        <text:list-item>
          <text:p text:style-name="P18"><text:s/>pma__pdf_pages: PDF relation pages for phpMyAdmin.</text:p>
        </text:list-item>
        <text:list-item>
          <text:p text:style-name="P18"><text:s/>pma__table_coords: Table coordinates for phpMyAdmin PDF output.</text:p>
        </text:list-item>
      </text:list>
      <text:h text:style-name="P13" text:outline-level="1"><text:span text:style-name="T4">OWASP Top – Ten</text:span></text:h>
      <text:h text:style-name="Heading_20_2" text:outline-level="2"><text:span text:style-name="T4">A5 - Configuración de Seguridad Incorrecta </text:span></text:h>
      <text:p text:style-name="P19">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19">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19">Configurar ésta variable como true permite usar al usuario administrador por defecto.</text:p>
      <text:h text:style-name="Heading_20_3" text:outline-level="3">$cfg['Servers'][$i]['AllowNoPassword']</text:h>
      <text:p text:style-name="P19">Configurar ésta variable como true permite el logeo sin uso de contraseña.</text:p>
      <text:h text:style-name="Heading_20_3" text:outline-level="3">$cfg['blowfish_secret']</text:h>
      <text:p text:style-name="P19">Si se utiliza la cookie auth_type se recomienda ingresar en ésta variable una frase de no menos de 32 caracteres para que sea utilizada internamente por el algoritmo AES que se usa para encriptar las contraseñ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09-28T00:23:46.74</dc:date>
    <meta:editing-duration>PT12H25M35S</meta:editing-duration>
    <meta:editing-cycles>20</meta:editing-cycles>
    <meta:document-statistic meta:table-count="0" meta:image-count="1" meta:object-count="0" meta:page-count="8" meta:paragraph-count="133" meta:word-count="1258" meta:character-count="8306"/>
  </office:meta>
</office:document-meta>
</file>